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16" table:style-name="ta1">
        <office:forms form:automatic-focus="false" form:apply-design-mode="false"/>
        <table:shapes>
          <draw:frame draw:z-index="1" draw:style-name="gr1" draw:text-style-name="P1" svg:width="182.89mm" svg:height="116.93mm" svg:x="25.76mm" svg:y="36.27mm">
            <loext:p draw:notify-on-update-of-ranges="n16.A1:n16.A1 n16.A2:n16.A62 n16.B1:n16.B1 n16.B2:n16.B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|F| para n=16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3"/>
          <table:table-cell>
            <draw:frame table:end-cell-address="n16.X25" table:end-x="4.71mm" table:end-y="2.21mm" draw:z-index="0" draw:name="Gráfico 1" draw:style-name="gr2" draw:text-style-name="P2" svg:width="156.63mm" svg:height="76.19mm" svg:x="17.41mm" svg:y="2.74mm">
              <loext:p draw:notify-on-update-of-ranges="n16.B2:n16.B62 n16.A2:n16.A6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result_recursive_16" table:base-cell-address="$n16.$A$1" table:cell-range-address="$n16.$A$2:.$B$62"/>
        </table:named-expressions>
      </table:table>
      <table:table table:name="n32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|F| para n=32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>
            <draw:frame table:end-cell-address="n32.M21" table:end-x="10.22mm" table:end-y="2.28mm" draw:z-index="0" draw:name="Gráfico 1" draw:style-name="gr2" draw:text-style-name="P2" svg:width="156.63mm" svg:height="76.19mm" svg:x="1.77mm" svg:y="2.48mm">
              <loext:p draw:notify-on-update-of-ranges="n32.B2:n32.B62 n32.A2:n32.A6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3" calcext:value-type="float">
            <text:p>233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71" calcext:value-type="float">
            <text:p>271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75" calcext:value-type="float">
            <text:p>275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99" calcext:value-type="float">
            <text:p>299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06" calcext:value-type="float">
            <text:p>306</text:p>
          </table:table-cell>
          <table:table-cell table:number-columns-repeated="10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08" calcext:value-type="float">
            <text:p>308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10" calcext:value-type="float">
            <text:p>310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24" calcext:value-type="float">
            <text:p>324</text:p>
          </table:table-cell>
          <table:table-cell table:number-columns-repeated="102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26" calcext:value-type="float">
            <text:p>326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30" calcext:value-type="float">
            <text:p>330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38" calcext:value-type="float">
            <text:p>338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46" calcext:value-type="float">
            <text:p>346</text:p>
          </table:table-cell>
          <table:table-cell table:number-columns-repeated="102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53" calcext:value-type="float">
            <text:p>353</text:p>
          </table:table-cell>
          <table:table-cell table:number-columns-repeated="102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63" calcext:value-type="float">
            <text:p>363</text:p>
          </table:table-cell>
          <table:table-cell table:number-columns-repeated="102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64" calcext:value-type="float">
            <text:p>364</text:p>
          </table:table-cell>
          <table:table-cell table:number-columns-repeated="102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9" calcext:value-type="float">
            <text:p>369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result_recursive_32" table:base-cell-address="$n16.$A$1" table:cell-range-address="$n32.$A$2:.$B$62"/>
        </table:named-expressions>
      </table:table>
      <table:table table:name="n64" table:style-name="ta3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|F| para n=64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71" calcext:value-type="float">
            <text:p>671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43" calcext:value-type="float">
            <text:p>743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54" calcext:value-type="float">
            <text:p>854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27" calcext:value-type="float">
            <text:p>1227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59" calcext:value-type="float">
            <text:p>1759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62" calcext:value-type="float">
            <text:p>2262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17" calcext:value-type="float">
            <text:p>2917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80" calcext:value-type="float">
            <text:p>3280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10" calcext:value-type="float">
            <text:p>3610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004" calcext:value-type="float">
            <text:p>4004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109" calcext:value-type="float">
            <text:p>5109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246" calcext:value-type="float">
            <text:p>5246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282" calcext:value-type="float">
            <text:p>5282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605" calcext:value-type="float">
            <text:p>5605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340" calcext:value-type="float">
            <text:p>6340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475" calcext:value-type="float">
            <text:p>6475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746" calcext:value-type="float">
            <text:p>6746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917" calcext:value-type="float">
            <text:p>6917</text:p>
          </table:table-cell>
          <table:table-cell table:number-columns-repeated="12"/>
          <table:table-cell>
            <draw:frame table:end-cell-address="n64.W42" table:end-x="12.38mm" table:end-y="0.39mm" draw:z-index="0" draw:name="Gráfico 1" draw:style-name="gr2" draw:text-style-name="P2" svg:width="160.84mm" svg:height="76.19mm" svg:x="20.88mm" svg:y="0.58mm">
              <loext:p draw:notify-on-update-of-ranges="n64.B2:n64.B62 n64.A2:n64.A6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948" calcext:value-type="float">
            <text:p>8948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949" calcext:value-type="float">
            <text:p>9949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1047" calcext:value-type="float">
            <text:p>11047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575" calcext:value-type="float">
            <text:p>12575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307" calcext:value-type="float">
            <text:p>13307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601" calcext:value-type="float">
            <text:p>16601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866" calcext:value-type="float">
            <text:p>16866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809" calcext:value-type="float">
            <text:p>17809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452" calcext:value-type="float">
            <text:p>18452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523" calcext:value-type="float">
            <text:p>18523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584" calcext:value-type="float">
            <text:p>18584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605" calcext:value-type="float">
            <text:p>18605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712" calcext:value-type="float">
            <text:p>18712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8804" calcext:value-type="float">
            <text:p>18804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234" calcext:value-type="float">
            <text:p>19234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1227" calcext:value-type="float">
            <text:p>21227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216" calcext:value-type="float">
            <text:p>22216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2279" calcext:value-type="float">
            <text:p>22279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2625" calcext:value-type="float">
            <text:p>22625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2791" calcext:value-type="float">
            <text:p>22791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2916" calcext:value-type="float">
            <text:p>22916</text:p>
          </table:table-cell>
          <table:table-cell table:number-columns-repeated="102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309" calcext:value-type="float">
            <text:p>23309</text:p>
          </table:table-cell>
          <table:table-cell table:number-columns-repeated="10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3517" calcext:value-type="float">
            <text:p>23517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4796" calcext:value-type="float">
            <text:p>24796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8522" calcext:value-type="float">
            <text:p>28522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2009" calcext:value-type="float">
            <text:p>32009</text:p>
          </table:table-cell>
          <table:table-cell table:number-columns-repeated="102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3611" calcext:value-type="float">
            <text:p>33611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4506" calcext:value-type="float">
            <text:p>34506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452" calcext:value-type="float">
            <text:p>35452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8081" calcext:value-type="float">
            <text:p>38081</text:p>
          </table:table-cell>
          <table:table-cell table:number-columns-repeated="102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5597" calcext:value-type="float">
            <text:p>45597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5997" calcext:value-type="float">
            <text:p>45997</text:p>
          </table:table-cell>
          <table:table-cell table:number-columns-repeated="102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6916" calcext:value-type="float">
            <text:p>46916</text:p>
          </table:table-cell>
          <table:table-cell table:number-columns-repeated="102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7330" calcext:value-type="float">
            <text:p>47330</text:p>
          </table:table-cell>
          <table:table-cell table:number-columns-repeated="102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8297" calcext:value-type="float">
            <text:p>48297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result_recursive_64" table:base-cell-address="$n16.$A$1" table:cell-range-address="$n64.$A$2:.$B$62"/>
        </table:named-expressions>
      </table:table>
      <table:table table:name="n128" table:style-name="ta4">
        <office:forms form:automatic-focus="false" form:apply-design-mode="false"/>
        <table:shapes>
          <draw:frame draw:z-index="0" draw:style-name="gr1" draw:text-style-name="P1" svg:width="336.28mm" svg:height="153.33mm" svg:x="83.33mm" svg:y="10.03mm">
            <loext:p draw:notify-on-update-of-ranges="n128.A1:n128.A1 n128.A2:n128.A58 n128.B1:n128.B1 n128.B2:n128.B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|F| para n=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23" calcext:value-type="float">
            <text:p>138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31" calcext:value-type="float">
            <text:p>184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151" calcext:value-type="float">
            <text:p>491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727" calcext:value-type="float">
            <text:p>73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792" calcext:value-type="float">
            <text:p>737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8239" calcext:value-type="float">
            <text:p>1382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7729" calcext:value-type="float">
            <text:p>2177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3043" calcext:value-type="float">
            <text:p>2230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2099" calcext:value-type="float">
            <text:p>3220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7558" calcext:value-type="float">
            <text:p>3275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8493" calcext:value-type="float">
            <text:p>3284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8897" calcext:value-type="float">
            <text:p>3288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4632" calcext:value-type="float">
            <text:p>3946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8280" calcext:value-type="float">
            <text:p>4582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4910" calcext:value-type="float">
            <text:p>4649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9217" calcext:value-type="float">
            <text:p>9592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870" calcext:value-type="float">
            <text:p>10008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14057" calcext:value-type="float">
            <text:p>11140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64026" calcext:value-type="float">
            <text:p>13640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81064" calcext:value-type="float">
            <text:p>1381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15946" calcext:value-type="float">
            <text:p>21159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32103" calcext:value-type="float">
            <text:p>45321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79839" calcext:value-type="float">
            <text:p>49798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87236" calcext:value-type="float">
            <text:p>57872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58059" calcext:value-type="float">
            <text:p>60580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957219" calcext:value-type="float">
            <text:p>69572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50770" calcext:value-type="float">
            <text:p>72507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20007" calcext:value-type="float">
            <text:p>104200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612761" calcext:value-type="float">
            <text:p>106127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41354" calcext:value-type="float">
            <text:p>11241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21395" calcext:value-type="float">
            <text:p>114213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2408" calcext:value-type="float">
            <text:p>145524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520119" calcext:value-type="float">
            <text:p>165201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663050" calcext:value-type="float">
            <text:p>166630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380958" calcext:value-type="float">
            <text:p>253809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02288" calcext:value-type="float">
            <text:p>265022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738677" calcext:value-type="float">
            <text:p>267386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575429" calcext:value-type="float">
            <text:p>295754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452413" calcext:value-type="float">
            <text:p>324524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987635" calcext:value-type="float">
            <text:p>349876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682825" calcext:value-type="float">
            <text:p>386828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501125" calcext:value-type="float">
            <text:p>555011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270428" calcext:value-type="float">
            <text:p>562704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995973" calcext:value-type="float">
            <text:p>569959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891882" calcext:value-type="float">
            <text:p>638918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177319" calcext:value-type="float">
            <text:p>73177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Fernando Puttow Southier</meta:initial-creator>
    <meta:creation-date>2016-09-12T20:59:05</meta:creation-date>
    <dc:date>2016-09-15T05:03:15.442436493</dc:date>
    <meta:generator>LibreOffice/5.1.4.2$Linux_X86_64 LibreOffice_project/10m0$Build-2</meta:generator>
    <meta:editing-duration>PT6H4M48S</meta:editing-duration>
    <meta:editing-cycles>1</meta:editing-cycles>
    <meta:document-statistic meta:table-count="4" meta:cell-count="488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polynomial"/>
      <style:graphic-properties draw:stroke="dash" draw:stroke-dash="msLineDash_20_1" svg:stroke-width="0.053cm" svg:stroke-color="#5b9bd5"/>
    </style:style>
    <style:style style:name="ch8" style:family="chart"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64cm" svg:height="7.62cm" xlink:href=".." xlink:type="simple" chart:class="chart:scatter" chart:style-name="ch1">
        <chart:title svg:x="6.446cm" svg:y="0.287cm" chart:style-name="ch2">
          <text:p>Chart Title</text:p>
        </chart:title>
        <chart:plot-area chart:style-name="ch3" table:cell-range-address="n16.A2:n16.B62" svg:x="0.313cm" svg:y="1.318cm" svg:width="15.038cm" svg:height="6.15cm">
          <chartooo:coordinate-region svg:x="0.837cm" svg:y="1.505cm" svg:width="14.301cm" svg:height="5.49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16.B2:n16.B62" chart:class="chart:scatter">
            <chart:domain table:cell-range-address="n16.A2:n16.A62"/>
            <chart:regression-curve chart:style-name="ch7">
              <chart:equation chart:display-equation="true" chart:display-r-square="true" chart:style-name="ch8"/>
            </chart:regression-curve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16.A2:n16.A62</svg:desc>
                </draw:g>
              </table:table-cell>
              <table:table-cell office:value-type="float" office:value="6">
                <text:p>6</text:p>
                <draw:g>
                  <svg:desc>n16.B2:n16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polynomial"/>
      <style:graphic-properties draw:stroke="dash" draw:stroke-dash="msLineDash_20_1" svg:stroke-width="0.053cm" svg:stroke-color="#5b9bd5"/>
    </style:style>
    <style:style style:name="ch8" style:family="chart"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64cm" svg:height="7.62cm" xlink:href=".." xlink:type="simple" chart:class="chart:scatter" chart:style-name="ch1">
        <chart:title svg:x="6.446cm" svg:y="0.287cm" chart:style-name="ch2">
          <text:p>Chart Title</text:p>
        </chart:title>
        <chart:plot-area chart:style-name="ch3" table:cell-range-address="n32.A2:n32.B62" svg:x="0.313cm" svg:y="1.318cm" svg:width="15.038cm" svg:height="6.15cm">
          <chartooo:coordinate-region svg:x="1.049cm" svg:y="1.504cm" svg:width="14.089cm" svg:height="5.4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32.B2:n32.B62" chart:class="chart:scatter">
            <chart:domain table:cell-range-address="n32.A2:n32.A62"/>
            <chart:regression-curve chart:style-name="ch7">
              <chart:equation chart:display-equation="true" chart:display-r-square="true" chart:style-name="ch8"/>
            </chart:regression-curve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32.A2:n32.A62</svg:desc>
                </draw:g>
              </table:table-cell>
              <table:table-cell office:value-type="float" office:value="10">
                <text:p>10</text:p>
                <draw:g>
                  <svg:desc>n32.B2:n32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369">
                <text:p>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polynomial"/>
      <style:graphic-properties draw:stroke="dash" draw:stroke-dash="msLineDash_20_1" svg:stroke-width="0.053cm" svg:stroke-color="#5b9bd5"/>
    </style:style>
    <style:style style:name="ch8" style:family="chart"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85cm" svg:height="7.62cm" xlink:href=".." xlink:type="simple" chart:class="chart:scatter" chart:style-name="ch1">
        <chart:title svg:x="6.656cm" svg:y="0.287cm" chart:style-name="ch2">
          <text:p>Chart Title</text:p>
        </chart:title>
        <chart:plot-area chart:style-name="ch3" table:cell-range-address="n64.A2:n64.B62" svg:x="0.321cm" svg:y="1.318cm" svg:width="15.443cm" svg:height="6.15cm">
          <chartooo:coordinate-region svg:x="1.48cm" svg:y="1.504cm" svg:width="14.071cm" svg:height="5.4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64.B2:n64.B62" chart:class="chart:scatter">
            <chart:domain table:cell-range-address="n64.A2:n64.A62"/>
            <chart:regression-curve chart:style-name="ch7">
              <chart:equation chart:display-equation="true" chart:display-r-square="true" chart:style-name="ch8"/>
            </chart:regression-curve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64.A2:n64.A62</svg:desc>
                </draw:g>
              </table:table-cell>
              <table:table-cell office:value-type="float" office:value="15">
                <text:p>15</text:p>
                <draw:g>
                  <svg:desc>n64.B2:n64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1047">
                <text:p>11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2575">
                <text:p>12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3307">
                <text:p>133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16866">
                <text:p>16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17809">
                <text:p>17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8452">
                <text:p>18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8523">
                <text:p>18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8584">
                <text:p>18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8804">
                <text:p>18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1227">
                <text:p>212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2216">
                <text:p>22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2279">
                <text:p>222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22625">
                <text:p>22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2916">
                <text:p>229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4796">
                <text:p>24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8522">
                <text:p>28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2009">
                <text:p>320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33611">
                <text:p>33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34506">
                <text:p>34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35452">
                <text:p>35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38081">
                <text:p>38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45597">
                <text:p>45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45997">
                <text:p>45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46916">
                <text:p>46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47330">
                <text:p>473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48297">
                <text:p>482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629cm" svg:height="15.334cm" xlink:href=".." xlink:type="simple" chart:class="chart:scatter" chart:style-name="ch1">
        <chart:title svg:x="13.807cm" svg:y="0.442cm" chart:style-name="ch2">
          <text:p>Número de Conjuntos Viáveis</text:p>
        </chart:title>
        <chart:legend chart:legend-position="end" svg:x="30.089cm" svg:y="7.368cm" style:legend-expansion="high" chart:style-name="ch3"/>
        <chart:plot-area chart:style-name="ch4" table:cell-range-address="n128.A1:n128.B58" chart:data-source-has-labels="row" svg:x="1.683cm" svg:y="1.527cm" svg:width="27.734cm" svg:height="12.52cm">
          <chartooo:coordinate-region svg:x="3.416cm" svg:y="1.726cm" svg:width="25.814cm" svg:height="11.674cm"/>
          <chart:axis chart:dimension="x" chart:name="primary-x" chart:style-name="ch5">
            <chart:title svg:x="14.778cm" svg:y="14.353cm" chart:style-name="ch6">
              <text:p># Enlaces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8.016cm" chart:style-name="ch8">
              <text:p>|F|</text:p>
            </chart:title>
            <chart:grid chart:style-name="ch9" chart:class="major"/>
          </chart:axis>
          <chart:series chart:style-name="ch10" chart:values-cell-range-address="n128.B2:n128.B58" chart:label-cell-address="n128.B1:n128.B1" chart:class="chart:scatter">
            <chart:domain table:cell-range-address="n128.A2:n128.A58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|F| para n=128</text:p>
                <draw:g>
                  <svg:desc>n128.B1:n12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128.A2:n128.A58</svg:desc>
                </draw:g>
              </table:table-cell>
              <table:table-cell office:value-type="float" office:value="15">
                <text:p>15</text:p>
                <draw:g>
                  <svg:desc>n128.B2:n128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215">
                <text:p>9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3823">
                <text:p>13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8431">
                <text:p>18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49151">
                <text:p>49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73727">
                <text:p>73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73792">
                <text:p>73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38239">
                <text:p>138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17729">
                <text:p>217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23043">
                <text:p>223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22099">
                <text:p>322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27558">
                <text:p>327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28493">
                <text:p>328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28897">
                <text:p>328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94632">
                <text:p>394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458280">
                <text:p>4582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464910">
                <text:p>4649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959217">
                <text:p>959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000870">
                <text:p>10008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114057">
                <text:p>1114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364026">
                <text:p>1364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381064">
                <text:p>1381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115946">
                <text:p>21159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532103">
                <text:p>4532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979839">
                <text:p>4979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5787236">
                <text:p>5787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6058059">
                <text:p>6058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6957219">
                <text:p>6957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7250770">
                <text:p>72507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10420007">
                <text:p>10420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0612761">
                <text:p>10612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1241354">
                <text:p>11241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11421395">
                <text:p>11421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14552408">
                <text:p>14552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16520119">
                <text:p>16520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6663050">
                <text:p>166630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5380958">
                <text:p>253809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6502288">
                <text:p>26502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6738677">
                <text:p>26738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29575429">
                <text:p>29575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2452413">
                <text:p>32452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34987635">
                <text:p>349876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8682825">
                <text:p>38682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5501125">
                <text:p>55501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6270428">
                <text:p>56270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56995973">
                <text:p>56995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3891882">
                <text:p>638918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73177319">
                <text:p>731773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29cm" svg:height="11.694cm" xlink:href=".." xlink:type="simple" chart:class="chart:scatter" chart:style-name="ch1">
        <chart:legend chart:legend-position="end" svg:x="14.935cm" svg:y="5.548cm" style:legend-expansion="high" chart:style-name="ch2"/>
        <chart:plot-area chart:style-name="ch3" table:cell-range-address="n16.A1:n16.B62" chart:data-source-has-labels="row" svg:x="0.365cm" svg:y="0.233cm" svg:width="14.205cm" svg:height="11.228cm">
          <chartooo:coordinate-region svg:x="0.986cm" svg:y="0.432cm" svg:width="13.397cm" svg:height="10.3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16.B2:n16.B62" chart:label-cell-address="n16.B1:n16.B1" chart:class="chart:scatter">
            <chart:domain table:cell-range-address="n16.A2:n16.A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|F| para n=16</text:p>
                <draw:g>
                  <svg:desc>n16.B1:n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16.A2:n16.A62</svg:desc>
                </draw:g>
              </table:table-cell>
              <table:table-cell office:value-type="float" office:value="6">
                <text:p>6</text:p>
                <draw:g>
                  <svg:desc>n16.B2:n16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